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style:text-underline-style="none" style:font-style-asian="normal" style:font-style-complex="normal"/>
    </style:style>
    <style:style style:name="P4" style:family="paragraph" style:parent-style-name="Standard">
      <style:text-properties fo:font-style="normal" style:text-underline-style="none" officeooo:rsid="00340a52" officeooo:paragraph-rsid="00340a52" style:font-style-asian="normal" style:font-style-complex="normal"/>
    </style:style>
    <style:style style:name="P5" style:family="paragraph" style:parent-style-name="Preformatted_20_Text">
      <style:text-properties fo:font-size="9pt" fo:font-style="normal" style:text-underline-style="none" style:font-size-asian="9pt" style:font-style-asian="normal" style:font-size-complex="9pt" style:font-style-complex="normal"/>
    </style:style>
    <style:style style:name="P6" style:family="paragraph" style:parent-style-name="Preformatted_20_Text">
      <style:text-properties fo:font-style="normal" style:text-underline-style="none" style:font-style-asian="normal" style:font-style-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officeooo:rsid="00177a6a" officeooo:paragraph-rsid="00177a6a"/>
    </style:style>
    <style:style style:name="P9" style:family="paragraph" style:parent-style-name="Text_20_body">
      <style:text-properties officeooo:paragraph-rsid="00246277"/>
    </style:style>
    <style:style style:name="P10" style:family="paragraph" style:parent-style-name="Text_20_body">
      <style:text-properties fo:font-style="italic" officeooo:rsid="002c89f4" officeooo:paragraph-rsid="002c89f4" style:font-style-asian="italic" style:font-style-complex="italic"/>
    </style:style>
    <style:style style:name="P11" style:family="paragraph" style:parent-style-name="Text_20_body">
      <style:text-properties officeooo:rsid="002acb83" officeooo:paragraph-rsid="002acb83"/>
    </style:style>
    <style:style style:name="P12" style:family="paragraph" style:parent-style-name="Text_20_body">
      <style:text-properties officeooo:rsid="002c89f4" officeooo:paragraph-rsid="002c89f4"/>
    </style:style>
    <style:style style:name="P13" style:family="paragraph" style:parent-style-name="Text_20_body">
      <style:text-properties officeooo:rsid="002ce92b" officeooo:paragraph-rsid="002ce92b"/>
    </style:style>
    <style:style style:name="P14" style:family="paragraph" style:parent-style-name="Text_20_body">
      <style:text-properties officeooo:rsid="00323c7c" officeooo:paragraph-rsid="00323c7c"/>
    </style:style>
    <style:style style:name="P15" style:family="paragraph" style:parent-style-name="Text_20_body">
      <style:text-properties officeooo:rsid="00335f85" officeooo:paragraph-rsid="00335f85"/>
    </style:style>
    <style:style style:name="P16" style:family="paragraph" style:parent-style-name="Text_20_body">
      <style:text-properties officeooo:rsid="003afa88" officeooo:paragraph-rsid="003afa88"/>
    </style:style>
    <style:style style:name="P17" style:family="paragraph" style:parent-style-name="Text_20_body">
      <style:text-properties officeooo:rsid="004096eb" officeooo:paragraph-rsid="004096eb"/>
    </style:style>
    <style:style style:name="P18" style:family="paragraph" style:parent-style-name="Text_20_body">
      <style:text-properties officeooo:rsid="0044e4fd" officeooo:paragraph-rsid="0046424d"/>
    </style:style>
    <style:style style:name="P19" style:family="paragraph" style:parent-style-name="Text_20_body">
      <style:text-properties officeooo:rsid="0046424d" officeooo:paragraph-rsid="0046424d"/>
    </style:style>
    <style:style style:name="P20" style:family="paragraph" style:parent-style-name="Text_20_body">
      <style:text-properties officeooo:rsid="004b4b5b" officeooo:paragraph-rsid="004b4b5b"/>
    </style:style>
    <style:style style:name="P21" style:family="paragraph" style:parent-style-name="Text_20_body">
      <style:text-properties officeooo:rsid="004ce42e" officeooo:paragraph-rsid="004ce42e"/>
    </style:style>
    <style:style style:name="P22" style:family="paragraph" style:parent-style-name="Text_20_body">
      <style:paragraph-properties fo:margin-top="0in" fo:margin-bottom="0.1in" style:contextual-spacing="true"/>
      <style:text-properties style:font-name="Liberation Mono" fo:font-size="10pt" officeooo:rsid="00246277" officeooo:paragraph-rsid="00246277" style:font-size-asian="10pt" style:font-size-complex="10pt"/>
    </style:style>
    <style:style style:name="P23" style:family="paragraph" style:parent-style-name="Text_20_body">
      <style:paragraph-properties fo:margin-top="0in" fo:margin-bottom="0.1in" style:contextual-spacing="true"/>
      <style:text-properties style:font-name="Liberation Mono" fo:font-size="10pt" officeooo:rsid="00246277" officeooo:paragraph-rsid="002ce92b" style:font-size-asian="10pt" style:font-size-complex="10pt"/>
    </style:style>
    <style:style style:name="P24" style:family="paragraph" style:parent-style-name="Text_20_body">
      <style:paragraph-properties fo:margin-top="0in" fo:margin-bottom="0.1in" style:contextual-spacing="true"/>
      <style:text-properties style:font-name="Liberation Mono" fo:font-size="10pt" officeooo:rsid="00246277" officeooo:paragraph-rsid="00335f85" style:font-size-asian="10pt" style:font-size-complex="10pt"/>
    </style:style>
    <style:style style:name="P25" style:family="paragraph" style:parent-style-name="Text_20_body">
      <style:paragraph-properties fo:margin-top="0in" fo:margin-bottom="0.1in" style:contextual-spacing="true"/>
      <style:text-properties officeooo:rsid="00323c7c" officeooo:paragraph-rsid="00323c7c"/>
    </style:style>
    <style:style style:name="P26" style:family="paragraph" style:parent-style-name="Text_20_body">
      <style:paragraph-properties fo:margin-top="0in" fo:margin-bottom="0.1in" style:contextual-spacing="true"/>
      <style:text-properties officeooo:rsid="00323c7c" officeooo:paragraph-rsid="00335f85"/>
    </style:style>
    <style:style style:name="P27" style:family="paragraph" style:parent-style-name="Text_20_body">
      <style:paragraph-properties fo:margin-top="0in" fo:margin-bottom="0.1in" style:contextual-spacing="true"/>
      <style:text-properties officeooo:rsid="00323c7c" officeooo:paragraph-rsid="0046424d"/>
    </style:style>
    <style:style style:name="P28" style:family="paragraph" style:parent-style-name="Standard" style:list-style-name="L1">
      <style:text-properties fo:font-style="normal" style:font-style-asian="normal" style:font-style-complex="normal"/>
    </style:style>
    <style:style style:name="P29" style:family="paragraph" style:parent-style-name="Standard">
      <style:text-properties fo:font-style="normal" style:text-underline-style="none" style:font-style-asian="normal" style:font-style-complex="normal"/>
    </style:style>
    <style:style style:name="P30" style:family="paragraph" style:parent-style-name="Text_20_body" style:list-style-name="L2">
      <style:text-properties fo:font-style="normal" style:font-style-asian="normal" style:font-style-complex="normal"/>
    </style:style>
    <style:style style:name="P31" style:family="paragraph" style:parent-style-name="Text_20_body" style:list-style-name="L3">
      <style:text-properties fo:font-style="normal" style:font-style-asian="normal" style:font-style-complex="normal"/>
    </style:style>
    <style:style style:name="P32" style:family="paragraph" style:parent-style-name="Text_20_body" style:list-style-name="L4">
      <style:text-properties fo:font-style="normal" style:font-style-asian="normal" style:font-style-complex="normal"/>
    </style:style>
    <style:style style:name="P33" style:family="paragraph" style:parent-style-name="Text_20_body" style:list-style-name="L5">
      <style:text-properties fo:font-style="normal" officeooo:rsid="00177a6a" officeooo:paragraph-rsid="00177a6a" style:font-style-asian="normal" style:font-style-complex="normal"/>
    </style:style>
    <style:style style:name="P34" style:family="paragraph" style:parent-style-name="Text_20_body" style:list-style-name="L7">
      <style:text-properties fo:font-style="normal" officeooo:rsid="00313861" officeooo:paragraph-rsid="00313861" style:font-style-asian="normal" style:font-style-complex="normal"/>
    </style:style>
    <style:style style:name="P35" style:family="paragraph" style:parent-style-name="Text_20_body">
      <style:text-properties fo:font-style="normal" officeooo:rsid="00323c7c" officeooo:paragraph-rsid="00323c7c" style:font-style-asian="normal" style:font-style-complex="normal"/>
    </style:style>
    <style:style style:name="P36" style:family="paragraph" style:parent-style-name="Text_20_body">
      <style:text-properties fo:font-style="normal" officeooo:rsid="004e97d6" officeooo:paragraph-rsid="004ce42e" style:font-style-asian="normal" style:font-style-complex="normal"/>
    </style:style>
    <style:style style:name="P37" style:family="paragraph" style:parent-style-name="Text_20_body">
      <style:text-properties fo:font-style="normal" style:text-underline-style="none" style:font-style-asian="normal" style:font-style-complex="normal"/>
    </style:style>
    <style:style style:name="P38" style:family="paragraph" style:parent-style-name="Text_20_body" style:list-style-name="L5">
      <style:text-properties officeooo:rsid="00177a6a" officeooo:paragraph-rsid="00340a52"/>
    </style:style>
    <style:style style:name="P39" style:family="paragraph" style:parent-style-name="Text_20_body">
      <style:text-properties fo:font-style="italic" officeooo:rsid="002acb83" officeooo:paragraph-rsid="00246277" style:font-style-asian="italic" style:font-style-complex="italic"/>
    </style:style>
    <style:style style:name="P40" style:family="paragraph" style:parent-style-name="Text_20_body" style:list-style-name="L6">
      <style:text-properties officeooo:rsid="002a9681" officeooo:paragraph-rsid="002a9681"/>
    </style:style>
    <style:style style:name="P41" style:family="paragraph" style:parent-style-name="Text_20_body" style:list-style-name="L6">
      <style:text-properties officeooo:rsid="002a28eb" officeooo:paragraph-rsid="002a28eb"/>
    </style:style>
    <style:style style:name="P42" style:family="paragraph" style:parent-style-name="Text_20_body" style:list-style-name="L7">
      <style:text-properties officeooo:rsid="002ec67a" officeooo:paragraph-rsid="002ec67a"/>
    </style:style>
    <style:style style:name="P43" style:family="paragraph" style:parent-style-name="Text_20_body" style:list-style-name="L7">
      <style:text-properties officeooo:rsid="00313861" officeooo:paragraph-rsid="00313861"/>
    </style:style>
    <style:style style:name="P44" style:family="paragraph" style:parent-style-name="Text_20_body" style:list-style-name="L8"/>
    <style:style style:name="P45" style:family="paragraph" style:parent-style-name="Text_20_body" style:list-style-name="L8">
      <style:text-properties officeooo:rsid="0046424d" officeooo:paragraph-rsid="0046424d"/>
    </style:style>
    <style:style style:name="P46" style:family="paragraph" style:parent-style-name="Text_20_body">
      <style:text-properties officeooo:rsid="00478887"/>
    </style:style>
    <style:style style:name="P47" style:family="paragraph" style:parent-style-name="Text_20_body" style:list-style-name="L8">
      <style:text-properties officeooo:rsid="00478887" officeooo:paragraph-rsid="00478887"/>
    </style:style>
    <style:style style:name="P48" style:family="paragraph" style:parent-style-name="Text_20_body" style:list-style-name="L8">
      <style:paragraph-properties fo:margin-top="0in" fo:margin-bottom="0.1in" style:contextual-spacing="true"/>
      <style:text-properties officeooo:rsid="00323c7c" officeooo:paragraph-rsid="00478887"/>
    </style:style>
    <style:style style:name="P49" style:family="paragraph" style:parent-style-name="Text_20_body" style:list-style-name="L8">
      <style:paragraph-properties fo:margin-top="0in" fo:margin-bottom="0.1in" style:contextual-spacing="true"/>
      <style:text-properties officeooo:paragraph-rsid="00478887"/>
    </style:style>
    <style:style style:name="P50" style:family="paragraph" style:parent-style-name="Heading_20_1">
      <style:text-properties fo:font-style="normal" style:font-style-asian="normal" style:font-style-complex="normal"/>
    </style:style>
    <style:style style:name="P51" style:family="paragraph" style:parent-style-name="Heading_20_1">
      <style:text-properties fo:font-style="normal" officeooo:rsid="0019352c" officeooo:paragraph-rsid="0019352c" style:font-style-asian="normal" style:font-style-complex="normal"/>
    </style:style>
    <style:style style:name="P52" style:family="paragraph" style:parent-style-name="Heading_20_1">
      <style:text-properties officeooo:paragraph-rsid="00340a52"/>
    </style:style>
    <style:style style:name="P53" style:family="paragraph" style:parent-style-name="Heading_20_2">
      <style:text-properties fo:font-style="normal" style:text-underline-style="none" style:font-style-asian="normal" style:font-style-complex="normal"/>
    </style:style>
    <style:style style:name="P54" style:family="paragraph" style:parent-style-name="Heading_20_3">
      <style:text-properties fo:font-style="normal" style:font-style-asian="normal" style:font-style-complex="normal"/>
    </style:style>
    <style:style style:name="P55" style:family="paragraph" style:parent-style-name="Heading_20_3">
      <style:text-properties fo:font-style="normal" style:text-underline-style="none" style:font-style-asian="normal" style:font-style-complex="normal"/>
    </style:style>
    <style:style style:name="P56" style:family="paragraph" style:parent-style-name="Heading_20_3">
      <style:text-properties officeooo:rsid="004be4f1" officeooo:paragraph-rsid="004be4f1"/>
    </style:style>
    <style:style style:name="P57" style:family="paragraph" style:parent-style-name="Preformatted_20_Text">
      <style:text-properties fo:font-size="9pt" fo:font-style="normal" style:text-underline-style="none" style:font-size-asian="9pt" style:font-style-asian="normal" style:font-size-complex="9pt" style:font-style-complex="normal"/>
    </style:style>
    <style:style style:name="T1" style:family="text">
      <style:text-properties fo:font-style="italic" style:font-style-asian="italic" style:font-style-complex="italic"/>
    </style:style>
    <style:style style:name="T2" style:family="text">
      <style:text-properties fo:font-style="italic" officeooo:rsid="002533fb" style:font-style-asian="italic" style:font-style-complex="italic"/>
    </style:style>
    <style:style style:name="T3" style:family="text">
      <style:text-properties fo:font-style="italic" officeooo:rsid="004e97d6"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c88b9" style:font-style-asian="normal" style:font-style-complex="normal"/>
    </style:style>
    <style:style style:name="T6" style:family="text">
      <style:text-properties fo:font-style="normal" officeooo:rsid="001e5756" style:font-style-asian="normal" style:font-style-complex="normal"/>
    </style:style>
    <style:style style:name="T7" style:family="text">
      <style:text-properties fo:font-style="normal" officeooo:rsid="00239561" style:font-style-asian="normal" style:font-style-complex="normal"/>
    </style:style>
    <style:style style:name="T8" style:family="text">
      <style:text-properties fo:font-style="normal" officeooo:rsid="0023ef70" style:font-style-asian="normal" style:font-style-complex="normal"/>
    </style:style>
    <style:style style:name="T9" style:family="text">
      <style:text-properties fo:font-style="normal" officeooo:rsid="00246277" style:font-style-asian="normal" style:font-style-complex="normal"/>
    </style:style>
    <style:style style:name="T10" style:family="text">
      <style:text-properties fo:font-style="normal" officeooo:rsid="002533fb" style:font-style-asian="normal" style:font-style-complex="normal"/>
    </style:style>
    <style:style style:name="T11" style:family="text">
      <style:text-properties fo:font-style="normal" officeooo:rsid="0026b06f" style:font-style-asian="normal" style:font-style-complex="normal"/>
    </style:style>
    <style:style style:name="T12" style:family="text">
      <style:text-properties fo:font-style="normal" officeooo:rsid="0028ae83" style:font-style-asian="normal" style:font-style-complex="normal"/>
    </style:style>
    <style:style style:name="T13" style:family="text">
      <style:text-properties fo:font-style="normal" officeooo:rsid="002a28eb" style:font-style-asian="normal" style:font-style-complex="normal"/>
    </style:style>
    <style:style style:name="T14" style:family="text">
      <style:text-properties fo:font-style="normal" officeooo:rsid="002a9681" style:font-style-asian="normal" style:font-style-complex="normal"/>
    </style:style>
    <style:style style:name="T15" style:family="text">
      <style:text-properties fo:font-style="normal" officeooo:rsid="002acb83" style:font-style-asian="normal" style:font-style-complex="normal"/>
    </style:style>
    <style:style style:name="T16" style:family="text">
      <style:text-properties fo:font-style="normal" officeooo:rsid="002c89f4" style:font-style-asian="normal" style:font-style-complex="normal"/>
    </style:style>
    <style:style style:name="T17" style:family="text">
      <style:text-properties fo:font-style="normal" officeooo:rsid="002ec67a" style:font-style-asian="normal" style:font-style-complex="normal"/>
    </style:style>
    <style:style style:name="T18" style:family="text">
      <style:text-properties fo:font-style="normal" officeooo:rsid="002ef2c0" style:font-style-asian="normal" style:font-style-complex="normal"/>
    </style:style>
    <style:style style:name="T19" style:family="text">
      <style:text-properties fo:font-style="normal" officeooo:rsid="00300852" style:font-style-asian="normal" style:font-style-complex="normal"/>
    </style:style>
    <style:style style:name="T20" style:family="text">
      <style:text-properties fo:font-style="normal" officeooo:rsid="003cba77" style:font-style-asian="normal" style:font-style-complex="normal"/>
    </style:style>
    <style:style style:name="T21" style:family="text">
      <style:text-properties fo:font-style="normal" officeooo:rsid="003d3d2a" style:font-style-asian="normal" style:font-style-complex="normal"/>
    </style:style>
    <style:style style:name="T22" style:family="text">
      <style:text-properties fo:font-style="normal" officeooo:rsid="004e97d6" style:font-style-asian="normal" style:font-style-complex="normal"/>
    </style:style>
    <style:style style:name="T23" style:family="text">
      <style:text-properties fo:font-style="normal" style:text-underline-style="none" style:font-style-asian="normal" style:font-style-complex="normal"/>
    </style:style>
    <style:style style:name="T24" style:family="text">
      <style:text-properties style:text-underline-style="none"/>
    </style:style>
    <style:style style:name="T25" style:family="text">
      <style:text-properties officeooo:rsid="00177a6a"/>
    </style:style>
    <style:style style:name="T26" style:family="text">
      <style:text-properties officeooo:rsid="00246277"/>
    </style:style>
    <style:style style:name="T27" style:family="text">
      <style:text-properties officeooo:rsid="002533fb"/>
    </style:style>
    <style:style style:name="T28" style:family="text">
      <style:text-properties officeooo:rsid="002ce92b"/>
    </style:style>
    <style:style style:name="T29" style:family="text">
      <style:text-properties officeooo:rsid="00323c7c"/>
    </style:style>
    <style:style style:name="T30" style:family="text">
      <style:text-properties officeooo:rsid="00335f85"/>
    </style:style>
    <style:style style:name="T31" style:family="text">
      <style:text-properties style:font-name="Liberation Serif" officeooo:rsid="00335f85"/>
    </style:style>
    <style:style style:name="T32" style:family="text">
      <style:text-properties style:font-name="Liberation Serif" fo:font-size="11pt" officeooo:rsid="00335f85" style:font-size-asian="11pt" style:font-size-complex="11pt"/>
    </style:style>
    <style:style style:name="T33" style:family="text">
      <style:text-properties officeooo:rsid="00398634"/>
    </style:style>
    <style:style style:name="T34" style:family="text">
      <style:text-properties officeooo:rsid="003d701d"/>
    </style:style>
    <style:style style:name="T35" style:family="text">
      <style:text-properties officeooo:rsid="0041f211"/>
    </style:style>
    <style:style style:name="T36" style:family="text">
      <style:text-properties officeooo:rsid="0046424d"/>
    </style:style>
    <style:style style:name="T37" style:family="text">
      <style:text-properties officeooo:rsid="0047664f"/>
    </style:style>
    <style:style style:name="T38" style:family="text">
      <style:text-properties officeooo:rsid="00478887"/>
    </style:style>
    <style:style style:name="T39" style:family="text">
      <style:text-properties officeooo:rsid="00498331"/>
    </style:style>
    <style:style style:name="T40" style:family="text">
      <style:text-properties officeooo:rsid="004be4f1"/>
    </style:style>
    <style:style style:name="T41" style:family="text">
      <style:text-properties officeooo:rsid="004e97d6"/>
    </style:style>
    <style:style style:name="T42" style:family="text">
      <style:text-properties officeooo:rsid="004f9130"/>
    </style:style>
    <style:style style:name="T43" style:family="text">
      <style:text-properties officeooo:rsid="00510b8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st Design</text:p>
      <text:p text:style-name="Standard"/>
      <text:p text:style-name="Subtitle">Martin McClure</text:p>
      <text:p text:style-name="Text_20_body"><text:date style:data-style-name="N84" text:date-value="2014-07-12T17:12:09.888480529" text:fixed="true">2014-07-12</text:date></text:p>
      <text:p text:style-name="Standard"/>
      <text:p text:style-name="Standard">This is in random order for now...</text:p>
      <text:p text:style-name="Standard">But it <text:span text:style-name="T1">is</text:span><text:span text:style-name="T4"> information about the design of Mist. Primarily the design of Mist’s </text:span><text:span text:style-name="T1">implementation</text:span><text:span text:style-name="T4">, as opposed to its language design.</text:span></text:p>
      <text:p text:style-name="P2"/>
      <text:h text:style-name="P50" text:outline-level="1">General Notes</text:h>
      <text:p text:style-name="P2"/>
      <text:p text:style-name="P2">Mist initially runs only on x86_64 Linux. Anything that looks platform-specific in this document probably is. The architecture of Mist includes the ability to support other platforms, but that will come later.</text:p>
      <text:p text:style-name="P2"/>
      <text:h text:style-name="Heading_20_1" text:outline-level="1">Language Differences</text:h>
      <text:p text:style-name="P2"/>
      <text:p text:style-name="P2">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2333705757985095346" text:style-name="L1">
        <text:list-item>
          <text:p text:style-name="P28">Single-threaded. Mist (initially) has no concurrency mechanism. There will be something later, likely a variant of the Actor model based on asynchronous message sending.</text:p>
        </text:list-item>
        <text:list-item>
          <text:p text:style-name="P28">Super/self. Mist has no super send, but there are somewhat similar special rules for self sends. In some cases, this allows self sends to be early-bound – that is, the invoked method can be determined at compile time.</text:p>
          <text:p text:style-name="P28"/>
        </text:list-item>
      </text:list>
      <text:h text:style-name="P50" text:outline-level="1">Deployment Models</text:h>
      <text:p text:style-name="P7">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8339885869318792633" text:style-name="L2">
        <text:list-item>
          <text:p text:style-name="P30">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30">Executable image with libraries. This works similarly to the standalone image, but it does make <text:soft-page-break/>use of userspace libraries, which may be written in another language. This requires that Mist be able to load libraries, call functions in those libraries, handle data defined by the libraries, and be called back from libraries. </text:p>
        </text:list-item>
        <text:list-item>
          <text:p text:style-name="P30">Mist as a library. A Mist program defines some entry points, and is compiled as a .so shared object file. There is no “main” here, there are only entry points that can be called from a program written in any language.</text:p>
        </text:list-item>
        <text:list-item>
          <text:p text:style-name="P30">Mist scripts. A Mist executable image is created that can be the interpreter for a #! script. The script contains Mist source code which is compiled and executed by the Mist image.</text:p>
        </text:list-item>
      </text:list>
      <text:p text:style-name="P7">The executable image is the first model to be implemented, and the one covered in the most detail in this document.</text:p>
      <text:h text:style-name="P50" text:outline-level="1">Image Format</text:h>
      <text:p text:style-name="Text_20_body"><text:span text:style-name="T4">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4">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P50" text:outline-level="1">Methods</text:h>
      <text:p text:style-name="P7">In a traditional Smalltalk implementation, most of the code of the system exists as bytecodes in instances of CompiledMethod. The virtual machine provides the rest of the code: </text:p>
      <text:list xml:id="list4835651334259492402" text:style-name="L3">
        <text:list-item>
          <text:p text:style-name="P31">A bytecode interpreter implementing language-level features like assigning to variables, sending messages, and returning from methods</text:p>
        </text:list-item>
        <text:list-item>
          <text:p text:style-name="P31">Memory management code, including object allocation and garbage collection</text:p>
        </text:list-item>
        <text:list-item>
          <text:p text:style-name="P31">Implementations of the primitive methods</text:p>
        </text:list-item>
      </text:list>
      <text:p text:style-name="P7">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Text_20_body"><text:span text:style-name="T4">Mist methods are first compiled from source code to an intermediate code known as Fog. The Fog code is then compiled to machine code, which can then be run directly by the machine's CPU. Fog is a tree-</text:span><text:soft-page-break/><text:span text:style-name="T4">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span></text:p>
      <text:h text:style-name="P54" text:outline-level="3">Primitive Methods</text:h>
      <text:p text:style-name="P7">Mist, like Smalltalk, only supports a very few basic operations at the language level. All the language lets you do is:</text:p>
      <text:list xml:id="list8553568068273487908" text:style-name="L4">
        <text:list-item>
          <text:p text:style-name="P32">Specify a limited set of objects literally (numbers, strings, symbols, arrays, blocks...)</text:p>
        </text:list-item>
        <text:list-item>
          <text:p text:style-name="P32">Reference a few special constant objects (nil, true, false)</text:p>
        </text:list-item>
        <text:list-item>
          <text:p text:style-name="P32">Reference the implicit temporary variable “self”</text:p>
        </text:list-item>
        <text:list-item>
          <text:p text:style-name="P32">Declare formal parameters and temporary variables</text:p>
        </text:list-item>
        <text:list-item>
          <text:p text:style-name="P32">Reference variables (parameters, temporaries, instance, shared)</text:p>
        </text:list-item>
        <text:list-item>
          <text:p text:style-name="P32">Assign to assignable variables</text:p>
        </text:list-item>
        <text:list-item>
          <text:p text:style-name="P32">Send messages</text:p>
        </text:list-item>
        <text:list-item>
          <text:p text:style-name="P32">Return from methods</text:p>
        </text:list-item>
      </text:list>
      <text:p text:style-name="Text_20_body">This list is, I believe, exhaustive, since almost everything is done by message sending, including control structures such as conditionals and loops.</text:p>
      <text:p text:style-name="Text_20_body">You can't actually get much done with only these operations. Thus, Mist, like Smalltalk, relies on the presence of a set of <text:span text:style-name="T1">primitive methods</text:span><text:span text:style-name="T4"> that perform other necessary low-level operations, such as adding two integers together, or making a system call to the OS kernel. </text:span></text:p>
      <text:p text:style-name="P7">In Smalltalk, primitive methods are traditionally implemented within the virtual machine, and are written in the language that the VM is written in, which is usually C. In Mist, primitives are written 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P7">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P7">In Mist, there is no notion equivalent to the “primitive failure” of Smalltalk-80 and most Smalltalk implementations since. A primitive is just a method that happens to contain some Fog nodes that can't <text:soft-page-break/>be generated from Mist source code. If a primitive detects a condition that it cannot handle, it can send messages just as easily as any other method can send messages, so no special mechanism is required.</text:p>
      <text:p text:style-name="P7">&lt;insert example primitive here&gt;</text:p>
      <text:h text:style-name="P50" text:outline-level="1">Memory Management</text:h>
      <text:p text:style-name="P7">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P7">Mist's garbage collector is non-compacting.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The few objects that require more than 8192 bytes are mmaped directly from the kernel, and munmapped upon garbage collection.</text:p>
      <text:p text:style-name="P7">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P50" text:outline-level="1">Image Startup</text:h>
      <text:p text:style-name="P2"/>
      <text:p text:style-name="Standard"><text:span text:style-name="T4">The Mist image is an ELF64 executable. Its header object specifies that the entire file be loaded into memory at address 16r400000 and execution should start at an </text:span><text:span text:style-name="T1">initialization method</text:span><text:span text:style-name="T23">. </text:span></text:p>
      <text:p text:style-name="P3"/>
      <text:h text:style-name="P53" text:outline-level="2">Initial State</text:h>
      <text:h text:style-name="P55" text:outline-level="3">Allocated memory pages</text:h>
      <text:p text:style-name="P3">At the point the kernel passes control to the initialization method, the world as seen from the Mist process is pretty simple. The process has a few memory regions allocated to it</text:p>
      <text:p text:style-name="P3"/>
      <text:p text:style-name="P5">martin@mite /proc/23090 $ cat maps</text:p>
      <text:p text:style-name="P5">00400000-00402000 rwxp 00000000 08:03 12329631 <text:s text:c="25"/>&lt;path to image&gt;</text:p>
      <text:p text:style-name="P5">00402000-00502000 rwxp 00000000 00:00 0 <text:s text:c="33"/>[heap]</text:p>
      <text:p text:style-name="P5">7ffff7ffe000-7ffff7fff000 r-xp 00000000 00:00 0 <text:s text:c="25"/>[vdso]</text:p>
      <text:p text:style-name="P5">7ffffffdd000-7ffffffff000 rwxp 00000000 00:00 0 <text:s text:c="25"/>[stack]</text:p>
      <text:p text:style-name="P5">ffffffffff600000-ffffffffff601000 r-xp 00000000 00:00 0 <text:s text:c="17"/>[vsyscall]</text:p>
      <text:p text:style-name="P3"/>
      <text:p text:style-name="P3"><text:soft-page-break/>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P3"/>
      <text:p text:style-name="P3">[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P3"/>
      <text:p text:style-name="P3">[stack] is the stack area given us by the kernel. It’s initially fairly small (136K in this case) and Mist does not put its stack here, it manages its own stack memory. But this area does contain some useful information. More on that below.</text:p>
      <text:p text:style-name="P3"/>
      <text:p text:style-name="P3">[vdso] is a single page used by glibc to make certain system calls, such as gettimeofday(). Mist does not currently use this, but it might offer a faster way to make certain calls in the future.</text:p>
      <text:p text:style-name="P3"/>
      <text:p text:style-name="P3">[vsyscall] is a single allocated page that gives a way to call kernel routines. This way is now obsolete, replaced by vDSO, so we ignore the presence of this page.</text:p>
      <text:h text:style-name="P55" text:outline-level="3">Registers</text:h>
      <text:p text:style-name="P3">The contents of the general-purpose registers at startup looks like this:</text:p>
      <text:p text:style-name="P3"/>
      <text:p text:style-name="P6">(gdb) info registers</text:p>
      <text:p text:style-name="P6">rax <text:s text:c="11"/>0x0 <text:s text:c="5"/>0</text:p>
      <text:p text:style-name="P6">rbx <text:s text:c="11"/>0x0 <text:s text:c="5"/>0</text:p>
      <text:p text:style-name="P6">rcx <text:s text:c="11"/>0x0 <text:s text:c="5"/>0</text:p>
      <text:p text:style-name="P6">rdx <text:s text:c="11"/>0x0 <text:s text:c="5"/>0</text:p>
      <text:p text:style-name="P6">rsi <text:s text:c="11"/>0x0 <text:s text:c="5"/>0</text:p>
      <text:p text:style-name="P6">rdi <text:s text:c="11"/>0x0 <text:s text:c="5"/>0</text:p>
      <text:p text:style-name="P6">rbp <text:s text:c="11"/>0x0 <text:s text:c="5"/>0x0</text:p>
      <text:p text:style-name="P6">rsp <text:s text:c="11"/>0x7fffffffdac0 <text:s text:c="2"/>0x7fffffffdac0</text:p>
      <text:p text:style-name="P6">r8 <text:s text:c="12"/>0x0 <text:s text:c="5"/>0</text:p>
      <text:p text:style-name="P6">r9 <text:s text:c="12"/>0x0 <text:s text:c="5"/>0</text:p>
      <text:p text:style-name="P6">r10 <text:s text:c="11"/>0x0 <text:s text:c="5"/>0</text:p>
      <text:p text:style-name="P6">r11 <text:s text:c="11"/>0x0 <text:s text:c="5"/>0</text:p>
      <text:p text:style-name="P6">r12 <text:s text:c="11"/>0x0 <text:s text:c="5"/>0</text:p>
      <text:p text:style-name="P6">r13 <text:s text:c="11"/>0x0 <text:s text:c="5"/>0</text:p>
      <text:p text:style-name="P6">r14 <text:s text:c="11"/>0x0 <text:s text:c="5"/>0</text:p>
      <text:p text:style-name="P6">r15 <text:s text:c="11"/>0x0 <text:s text:c="5"/>0</text:p>
      <text:p text:style-name="P6">rip <text:s text:c="11"/>0x4001b1 0x4001b1</text:p>
      <text:p text:style-name="P6">eflags <text:s text:c="8"/>0x202 <text:s text:c="3"/>[ IF ]</text:p>
      <text:p text:style-name="P6">cs <text:s text:c="12"/>0x33 <text:s text:c="4"/>51</text:p>
      <text:p text:style-name="P6">ss <text:s text:c="12"/>0x2b <text:s text:c="4"/>43</text:p>
      <text:p text:style-name="P6">ds <text:s text:c="12"/>0x0 <text:s text:c="5"/>0</text:p>
      <text:p text:style-name="P6">es <text:s text:c="12"/>0x0 <text:s text:c="5"/>0</text:p>
      <text:p text:style-name="P6">fs <text:s text:c="12"/>0x0 <text:s text:c="5"/>0</text:p>
      <text:p text:style-name="P6">gs <text:s text:c="12"/>0x0 <text:s text:c="5"/>0</text:p>
      <text:p text:style-name="P3"/>
      <text:p text:style-name="P3">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P3"><text:soft-page-break/></text:p>
      <text:p text:style-name="P3">The stack pointer is the interesting one. In this case, it’s set to an address more than 4K from the end of the stack area. So what’s in that area after the stack pointer?</text:p>
      <text:p text:style-name="P3"/>
      <text:h text:style-name="P55" text:outline-level="3">Stack</text:h>
      <text:p text:style-name="P37">The kernel puts the arguments and environment variables of the process into the area after the stack pointer. The 64-bit word pointed to by rsp is the argument count.</text:p>
      <text:p text:style-name="P6">(gdb) x/g 0x7fffffffdac0</text:p>
      <text:p text:style-name="P6">0x7fffffffdac0: 3</text:p>
      <text:p text:style-name="P3"/>
      <text:p text:style-name="P3">So three arguments. But I invoked this test program with the arguments ‘foo’ and ‘bar,’ so why the third argument? There’s also always arg(0), the name of the program itself.</text:p>
      <text:p text:style-name="P3">So let’s take a look at the contents of these arguments.</text:p>
      <text:p text:style-name="P3"/>
      <text:p text:style-name="P6">(gdb) x/4g 0x7fffffffdac0</text:p>
      <text:p text:style-name="P6">0x7fffffffdac0: 0x3 <text:s text:c="4"/>0x7fffffffde6b</text:p>
      <text:p text:style-name="P6">0x7fffffffdad0: 0x7fffffffde9d <text:s/>0x7fffffffdea1</text:p>
      <text:p text:style-name="P6"/>
      <text:p text:style-name="P3">They’re pointers into farther into the stuff in the stack area. They should point to null-terminated strings.</text:p>
      <text:p text:style-name="P3"/>
      <text:p text:style-name="P6">(gdb) x/s 0x7fffffffde6b</text:p>
      <text:p text:style-name="P6">0x7fffffffde6b: "/home/martin/Projects/Mist/pharo3.0/shared/test42"</text:p>
      <text:p text:style-name="P6">(gdb) x/s 0x7fffffffde9d</text:p>
      <text:p text:style-name="P6">0x7fffffffde9d: "foo"</text:p>
      <text:p text:style-name="P6">(gdb) x/s 0x7fffffffdea1</text:p>
      <text:p text:style-name="P6">0x7fffffffdea1: "bar"</text:p>
      <text:p text:style-name="P3"/>
      <text:p text:style-name="P3">And indeed they do. So that’s how the arguments work, what about the environment? The environment is supposed to follow the arguments, after a zero word. Let’s see:</text:p>
      <text:p text:style-name="P3"/>
      <text:p text:style-name="P6">0x7fffffffdac0: 0x0000000000000003 <text:s text:c="5"/>0x00007fffffffde6b</text:p>
      <text:p text:style-name="P6">0x7fffffffdad0: 0x00007fffffffde9d <text:s text:c="5"/>0x00007fffffffdea1</text:p>
      <text:p text:style-name="P6">0x7fffffffdae0: 0x0000000000000000 <text:s text:c="5"/>0x00007fffffffdea5</text:p>
      <text:p text:style-name="P3"/>
      <text:p text:style-name="P3">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P3"/>
      <text:p text:style-name="P6">(gdb) x/s 0x00007fffffffefb0</text:p>
      <text:p text:style-name="P6">0x7fffffffefb0: "OPENCL_PROFILE=nvidia"</text:p>
      <text:p text:style-name="P6"/>
      <text:p text:style-name="P1"><text:span text:style-name="T24">But – </text:span><text:span text:style-name="T23">We still have some unaccounted space. What is this?</text:span></text:p>
      <text:p text:style-name="P3"/>
      <text:p text:style-name="P6">0x7fffffffdd00: 0x00007fffffffefb0 <text:s text:c="5"/>0x0000000000000000</text:p>
      <text:p text:style-name="P6">0x7fffffffdd10: 0x0000000000000021</text:p>
      <text:p text:style-name="P3"/>
      <text:p text:style-name="P3">The first pointer is the pointer to the environment string for OPENCL_PROFILE. Next comes the null pointer. And that’s the end of what I’ve seen documented. </text:p>
      <text:p text:style-name="P3"/>
      <text:p text:style-name="P3"><text:soft-page-break/>But there’s clearly more, let’s see if it’s anything obvious. That first word is 16r21. What’s after that?</text:p>
      <text:p text:style-name="P3"/>
      <text:p text:style-name="P6">0x7fffffffdd00: 0x00007fffffffefb0 <text:s text:c="5"/>0x0000000000000000</text:p>
      <text:p text:style-name="P6">0x7fffffffdd10: 0x0000000000000021 <text:s text:c="5"/>0x00007ffff7ffe000</text:p>
      <text:p text:style-name="P6">0x7fffffffdd20: 0x0000000000000010 <text:s text:c="5"/>0x00000000bfebfbff</text:p>
      <text:p text:style-name="P6">0x7fffffffdd30: 0x0000000000000006 <text:s text:c="5"/>0x0000000000001000</text:p>
      <text:p text:style-name="P6">0x7fffffffdd40: 0x0000000000000011 <text:s text:c="5"/>0x0000000000000064</text:p>
      <text:p text:style-name="P6">0x7fffffffdd50: 0x0000000000000003 <text:s text:c="5"/>0x0000000000400040</text:p>
      <text:p text:style-name="P6">0x7fffffffdd60: 0x0000000000000004 <text:s text:c="5"/>0x0000000000000038</text:p>
      <text:p text:style-name="P6">0x7fffffffdd70: 0x0000000000000005 <text:s text:c="5"/>0x0000000000000001</text:p>
      <text:p text:style-name="P6">0x7fffffffdd80: 0x0000000000000007 <text:s text:c="5"/>0x0000000000000000</text:p>
      <text:p text:style-name="P6">0x7fffffffdd90: 0x0000000000000008 <text:s text:c="5"/>0x0000000000000000</text:p>
      <text:p text:style-name="P6">0x7fffffffdda0: 0x0000000000000009 <text:s text:c="5"/>0x00000000004001b0</text:p>
      <text:p text:style-name="P6">0x7fffffffddb0: 0x000000000000000b <text:s text:c="5"/>0x00000000000003e8</text:p>
      <text:p text:style-name="P6">0x7fffffffddc0: 0x000000000000000c <text:s text:c="5"/>0x00000000000003e8</text:p>
      <text:p text:style-name="P6">0x7fffffffddd0: 0x000000000000000d <text:s text:c="5"/>0x00000000000003e8</text:p>
      <text:p text:style-name="P6">0x7fffffffdde0: 0x000000000000000e <text:s text:c="5"/>0x00000000000003e8</text:p>
      <text:p text:style-name="P6">0x7fffffffddf0: 0x0000000000000017 <text:s text:c="5"/>0x0000000000000000</text:p>
      <text:p text:style-name="P6">0x7fffffffde00: 0x0000000000000019 <text:s text:c="5"/>0x00007fffffffde49</text:p>
      <text:p text:style-name="P6">0x7fffffffde10: 0x000000000000001f <text:s text:c="5"/>0x00007fffffffefc6</text:p>
      <text:p text:style-name="P6">0x7fffffffde20: 0x000000000000000f <text:s text:c="5"/>0x00007fffffffde59</text:p>
      <text:p text:style-name="P6">0x7fffffffde30: 0x0000000000000000 <text:s text:c="5"/>0x0000000000000000</text:p>
      <text:p text:style-name="P6">0x7fffffffde40: 0x0000000000000000 <text:s text:c="5"/>0x001d41f5d83fea00</text:p>
      <text:p text:style-name="P6">0x7fffffffde50: 0xa7b63b8fdfd1d49b <text:s text:c="5"/>0x0034365f36387868</text:p>
      <text:p text:style-name="P6">0x7fffffffde60: 0x0000000000000000 <text:s text:c="5"/>0x656d6f682f000000</text:p>
      <text:p text:style-name="P6"/>
      <text:p text:style-name="P3">So we have a bunch of small values, a few things that appear to be pointers, and some other data towards the end. The last word above contains the beginning of our arg0 string.</text:p>
      <text:p text:style-name="P3"/>
      <text:p text:style-name="P3">The second word points to the VDSO area. This is probably how the program is supposed to find the VDSO, since its address is not fixed. Mist might use that someday, but for now we’re just going to leave the area after the environment pointers alone.</text:p>
      <text:p text:style-name="P3"/>
      <text:p text:style-name="P3"/>
      <text:p text:style-name="P3">So that’s the state of our little universe when the kernel hands control over to us. It’s up to us to make things work after that.</text:p>
      <text:p text:style-name="P3"/>
      <text:h text:style-name="P53" text:outline-level="2">Startup Sequence</text:h>
      <text:p text:style-name="P3"/>
      <text:p text:style-name="P3"/>
      <text:p text:style-name="P3"/>
      <text:p text:style-name="P3">The initialization method is special in that it never returns, since it has no sender. </text:p>
      <text:p text:style-name="P3"/>
      <text:p text:style-name="P4">&gt;&gt;&gt; needs completion</text:p>
      <text:p text:style-name="P3"/>
      <text:p text:style-name="P3"/>
      <text:h text:style-name="P52" text:outline-level="1">No-Virtual-Machine <text:span text:style-name="T25">Gotchas</text:span></text:h>
      <text:p text:style-name="Standard">Mist does not run on a virtual machine, but on a physical machine (initially, just X86_64). There are some primitive methods, but they are small and simple. Everything else is written in Mist. This conceptual self-recursion can, if care is not taken, lead to actual runtime infinite recursion. For <text:soft-page-break/>instance:</text:p>
      <text:p text:style-name="Standard"/>
      <text:list xml:id="list1226424783172051620" text:style-name="L5">
        <text:list-item>
          <text:p text:style-name="P38"><text:span text:style-name="T4">Method lookup is done by executing Mist code. Therefore, to avoid infinite recursion, the Mist code used to look up methods in dictionaries must </text:span><text:span text:style-name="T1">not </text:span><text:span text:style-name="T4">do any method lookups, even though it does (of course) send messages. See the Method Lookup section.</text:span></text:p>
        </text:list-item>
        <text:list-item>
          <text:p text:style-name="P33">Blocks are Mist’s only mechanism for control structures such as conditionals and loops. In the general case, block execution requires allocation of a closure object at runtime of the method that contains the block literal. Object allocation is done by Mist code, which must contain 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P8"><text:span text:style-name="T4">Th</text:span><text:span text:style-name="T5">ese requirements can get a little tricky, but there are solutions</text:span><text:span text:style-name="T4">. See the sections </text:span><text:span text:style-name="T6">referenced above</text:span><text:span text:style-name="T4">.</text:span></text:p>
      <text:h text:style-name="P51" text:outline-level="1">Blocks</text:h>
      <text:p text:style-name="P9"><text:span text:style-name="T7">Starting with </text:span><text:span text:style-name="T4">Smalltalk-80, </text:span><text:span text:style-name="T7">messages to code </text:span><text:span text:style-name="T1">blocks</text:span><text:span text:style-name="T4"> </text:span><text:span text:style-name="T7">have been used to implement the flow-of-control operations that in most other languages are part of the language itself. Mist follows in this tradition. In Smalltalk-80, blocks </text:span><text:span text:style-name="T4">were not closures. Most modern Smalltalk implementations implement blocks as closures, as does Mist. A </text:span><text:span text:style-name="T1">closure</text:span><text:span text:style-name="T4">, in general, is a function that captures the variables in its environment. </text:span><text:span text:style-name="T7">To see what that means in the context of Mist, </text:span><text:span text:style-name="T9">let’s look at </text:span><text:span text:style-name="T15">an</text:span><text:span text:style-name="T9"> example.</text:span></text:p>
      <text:p text:style-name="P39">Block example 1</text:p>
      <text:p text:style-name="P22"><text:span text:style-name="Code">gcMark</text:span></text:p>
      <text:p text:style-name="P22"><text:span text:style-name="Code"><text:s text:c="3"/>isGcMarked ifFalse: [isGcMarked := true.</text:span></text:p>
      <text:p text:style-name="P22"><text:span text:style-name="Code"><text:s text:c="24"/>self allReferencesDo: [:each | each gcMark]]</text:span></text:p>
      <text:p text:style-name="P9"><text:span text:style-name="T26">This, incidentally, is the heart of the “mark” part of a mark-sweep garbage collector such as Mist’s. The method sends one message, </text:span><text:span text:style-name="Code">#ifFalse:</text:span><text:span text:style-name="T27">, to an instance variable of the receiver, </text:span><text:span text:style-name="Code">isGcMarked</text:span><text:span text:style-name="T27">. The argument to the message is given as a </text:span><text:span text:style-name="T2">block literal</text:span><text:span text:style-name="T10">, some code delimited with square brackets. The block literal specifies what kind of closure should actually be passed to the message send at runtime. This particular block literal contains another block literal. The inner block takes a single argument, </text:span><text:span text:style-name="Code">each</text:span><text:span text:style-name="T11">, </text:span><text:span text:style-name="T10">and </text:span><text:span text:style-name="T12">sends</text:span><text:span text:style-name="T10"> that argument one message, </text:span><text:span text:style-name="Code">gcMark</text:span><text:span text:style-name="T10">. It does not make reference to any other variables. </text:span><text:span text:style-name="T11">The outer block, </text:span><text:span text:style-name="T12">however, </text:span><text:span text:style-name="T13">does reference variables from the environment in which it is defined. It references </text:span><text:span text:style-name="Code">self</text:span><text:span text:style-name="T13">, and and instance variable of </text:span><text:span text:style-name="Code">self</text:span><text:span text:style-name="T13">, </text:span><text:span text:style-name="Code">isGcMarked</text:span><text:span text:style-name="T13">. In general, code within a block literal may refer to any of the following </text:span><text:span text:style-name="T16">variables and constants in its environment</text:span><text:span text:style-name="T13">:</text:span></text:p>
      <text:list xml:id="list5479693805451934826" text:style-name="L6">
        <text:list-item>
          <text:p text:style-name="P40">Its own formal parameters</text:p>
        </text:list-item>
        <text:list-item>
          <text:p text:style-name="P40">Its own declared temporary variables</text:p>
        </text:list-item>
        <text:list-item>
          <text:p text:style-name="P40">Formal parameters and temporary variables declared in any block literal in which it is appears. Block literals may contain block literals, to an arbitrarily deep level. Each block literal has <text:soft-page-break/>access to variables from any level which is “outer” relative to them.</text:p>
        </text:list-item>
        <text:list-item>
          <text:p text:style-name="P40">Formal parameters and temporary variables declared in the method in which it appears. </text:p>
        </text:list-item>
        <text:list-item>
          <text:p text:style-name="P41"><text:span text:style-name="T4">The pseudo-variable </text:span><text:span text:style-name="Code">self</text:span>, indicating the receiver of the message which caused the invocation of the method in which the block literal appears.</text:p>
        </text:list-item>
        <text:list-item>
          <text:p text:style-name="P41">Any instance variable of <text:span text:style-name="Code">self</text:span>.</text:p>
        </text:list-item>
        <text:list-item>
          <text:p text:style-name="P40"><text:span text:style-name="T14">A</text:span><text:span text:style-name="T4">ny module constant of the module in which the method’s class is defined.</text:span></text:p>
        </text:list-item>
      </text:list>
      <text:p text:style-name="P11">A reference to a variable <text:span text:style-name="Code">var</text:span> may consist of an assignment to another variable (<text:span text:style-name="Code">a := var</text:span>), use as a receiver of a message (<text:span text:style-name="Code">var size</text:span>), use as an argument to a message (<text:span text:style-name="Code">a includes: var</text:span>). If <text:span text:style-name="Code">var</text:span> is an instance variable or declared temporary variable, it is also legal to assign to it (<text:span text:style-name="Code">var := a</text:span>). It is not legal to assign to module constants, formal parameters, or <text:span text:style-name="Code">self</text:span>.</text:p>
      <text:p text:style-name="P12">Since a block literal specifies a closure at runtime, all of these variables in its environment must be available to a block. To complicate matters, the variables in the environment must remain available after the enclosing method activation has returned.</text:p>
      <text:p text:style-name="P10">Block example 2</text:p>
      <text:p text:style-name="P23"><text:span text:style-name="Code"><text:span text:style-name="T28">newCounter</text:span></text:span></text:p>
      <text:p text:style-name="P23"><text:span text:style-name="Code"><text:s text:c="3"/></text:span><text:span text:style-name="Code"><text:span text:style-name="T28">| count |</text:span></text:span></text:p>
      <text:p text:style-name="P23"><text:span text:style-name="Code"><text:s text:c="3"/></text:span><text:span text:style-name="Code"><text:span text:style-name="T28">count := 0.</text:span></text:span></text:p>
      <text:p text:style-name="P23"><text:span text:style-name="Code"><text:s text:c="3"/></text:span><text:span text:style-name="Code"><text:span text:style-name="T28">^[count := count + 1]</text:span></text:span></text:p>
      <text:p text:style-name="P13">When you send <text:span text:style-name="Code">#newCounter</text:span>, what is answered is a closure which closes over the variable <text:span text:style-name="Code">count</text:span>, with the value of <text:span text:style-name="Code">count</text:span> initialized to zero. Subsequently, each time you send <text:span text:style-name="Code">#value</text:span> to this closure, it increments <text:span text:style-name="Code">count</text:span> and answers the incremented value. Each time you send <text:span text:style-name="Code">#newCounter</text:span>, you get back a new closure with its own value of <text:span text:style-name="Code">count</text:span>. The variable <text:span text:style-name="Code">count</text:span>, although a temporary variable of <text:span text:style-name="Code">#newCounter</text:span>, has its life extended through its use in a block closure. It must survive until the block closure is garbage collected.</text:p>
      <text:p text:style-name="P11"><text:span text:style-name="T8">M</text:span><text:span text:style-name="T4">ost Smalltalk implementations have special bytecodes and virtual machine support for implementing blocks. Mist does not have these options, so </text:span><text:span text:style-name="T17">it </text:span><text:span text:style-name="T4">relies on mechanisms it already has – objects and messages. </text:span><text:span text:style-name="T20">And it turns out that objects and messages are quite sufficient to do what must be done. </text:span><text:span text:style-name="T17">The compiler must do some extra work to specify those objects and messages. </text:span><text:span text:style-name="T18">In the general case, the compiler must do the following </text:span><text:span text:style-name="T19">to compile each method or block which contains a block literal</text:span><text:span text:style-name="T18">:</text:span></text:p>
      <text:list xml:id="list6197597401471367489" text:style-name="L7">
        <text:list-item>
          <text:p text:style-name="P42"><text:span text:style-name="T4">For each block literal in </text:span><text:span text:style-name="T19">a</text:span><text:span text:style-name="T4"> method </text:span><text:span text:style-name="T19">(or in a block)</text:span><text:span text:style-name="T4">, the compiler creates an anonymous closure class, extending a base closure class with a single method which implements the code in the body of the </text:span><text:span text:style-name="T19">block literal</text:span><text:span text:style-name="T4">.</text:span></text:p>
        </text:list-item>
        <text:list-item>
          <text:p text:style-name="P42"><text:span text:style-name="T4">The compiler also creates an anonymous shared variable class </text:span><text:span text:style-name="T18">with an instance variable for </text:span><text:span text:style-name="T19">self, instance variables for each formal parameter or temporary variable declared in the method or block, and any formal parameters and temporary variables from outer contexts, up to and including the method.</text:span></text:p>
        </text:list-item>
        <text:list-item>
          <text:p text:style-name="P43"><text:soft-page-break/><text:span text:style-name="T19">T</text:span><text:span text:style-name="T4">he compiler inserts code at the beginning of the method or block to create an instance of the shared variable class and initialize it with the values of the formal parameters.</text:span></text:p>
        </text:list-item>
        <text:list-item>
          <text:p text:style-name="P34">After that, the compiler inserts code to create an instance of each closure class (one for each block literal that is directly contained), initializing each with the shared variable instance.</text:p>
        </text:list-item>
        <text:list-item>
          <text:p text:style-name="P34">In the code of the method or enclosing block, all references to temporary variables must be replaced with getter or setter message sends directed to the shared variable instance.</text:p>
        </text:list-item>
        <text:list-item>
          <text:p text:style-name="P34">In the code of the enclosed block, all references to variables from the outer context must be replaced with getter or setter message sends directed to the shared variable instance.</text:p>
        </text:list-item>
        <text:list-item>
          <text:p text:style-name="P43"><text:span text:style-name="T4">In the code of the enclosed block, the pseudo-variable </text:span><text:span text:style-name="Code">self</text:span><text:span text:style-name="T4"> must be compiled as the send of a getter message to the shared variable instance. The code within the block literal has no way to reference the closure instance, unless it is passed in as an argument when it is invoked.</text:span></text:p>
        </text:list-item>
        <text:list-item>
          <text:p text:style-name="P43"><text:span text:style-name="T4">In the code of the enclosed block, references to instance variables must be handled specially. It can get a reference to </text:span><text:span text:style-name="Code">self</text:span><text:span text:style-name="T4"> from the shared variable instance, but to retrieve or modify instance variables of that object it must send getter and setter messages to that stored </text:span><text:span text:style-name="Code">self</text:span><text:span text:style-name="T4">. If the setter and getter methods do not exist, the compiler must create private ones for this use.</text:span></text:p>
        </text:list-item>
      </text:list>
      <text:p text:style-name="P35">Block example 2, then, would be transformed by the compiler into something like this:</text:p>
      <text:p text:style-name="P14"><text:span text:style-name="T4">&lt;sharedVariableClass&gt; for </text:span><text:span text:style-name="Code">#newCounter</text:span><text:span text:style-name="T4"> has at least two instance variables: </text:span><text:span text:style-name="Code">slf</text:span><text:span text:style-name="T4"> and </text:span><text:span text:style-name="Code">count</text:span><text:span text:style-name="T4">. (</text:span><text:span text:style-name="Code">self</text:span><text:span text:style-name="T4"> from the outer context is represented as </text:span><text:span text:style-name="Code">slf</text:span><text:span text:style-name="T4"> since </text:span><text:span text:style-name="Code">self</text:span><text:span text:style-name="T4"> is one of the few reserved words in Mist </text:span><text:span text:style-name="T21">and therefore cannot be used to name an instance variable</text:span><text:span text:style-name="T4">.)</text:span></text:p>
      <text:p text:style-name="P25"><text:span text:style-name="Code"><text:span text:style-name="T29">slf</text:span></text:span></text:p>
      <text:p text:style-name="P25"><text:span text:style-name="Code"><text:s text:c="3"/>^</text:span><text:span text:style-name="Code"><text:span text:style-name="T29">slf</text:span></text:span></text:p>
      <text:p text:style-name="P25"/>
      <text:p text:style-name="P25"><text:span text:style-name="Code"><text:span text:style-name="T29">slf: anObject</text:span></text:span></text:p>
      <text:p text:style-name="P25"><text:span text:style-name="Code"><text:s text:c="3"/></text:span><text:span text:style-name="Code"><text:span text:style-name="T29">slf := anObject</text:span></text:span></text:p>
      <text:p text:style-name="P25"/>
      <text:p text:style-name="P25"><text:span text:style-name="Code"><text:span text:style-name="T29">c</text:span></text:span><text:span text:style-name="Code">ount</text:span></text:p>
      <text:p text:style-name="P25"><text:span text:style-name="Code"><text:s text:c="3"/>^count</text:span></text:p>
      <text:p text:style-name="P25"/>
      <text:p text:style-name="P25"><text:span text:style-name="Code"><text:span text:style-name="T29">count: anObject</text:span></text:span></text:p>
      <text:p text:style-name="P25"><text:span text:style-name="Code"><text:s text:c="3"/></text:span><text:span text:style-name="Code"><text:span text:style-name="T29">count := anObject.</text:span></text:span></text:p>
      <text:p text:style-name="P25"><text:span text:style-name="Code"><text:s text:c="3"/></text:span><text:span text:style-name="Code"><text:span text:style-name="T30">^count</text:span></text:span></text:p>
      <text:p text:style-name="P14">&lt;closureClass&gt; for the block in #newCounter. Has one instance variable, sharedContext.</text:p>
      <text:p text:style-name="P26"><text:span text:style-name="Code"><text:span text:style-name="T30">sharedContext: anObject</text:span></text:span></text:p>
      <text:p text:style-name="P26"><text:span text:style-name="Code"><text:s text:c="3"/></text:span><text:span text:style-name="Code"><text:span text:style-name="T30">sharedContext := anObject</text:span></text:span></text:p>
      <text:p text:style-name="P26"/>
      <text:p text:style-name="P26"><text:span text:style-name="Code"><text:span text:style-name="T30">value</text:span></text:span></text:p>
      <text:p text:style-name="P26"><text:span text:style-name="Code"><text:s text:c="3"/>^</text:span><text:span text:style-name="Code"><text:span text:style-name="T30">sharedContext count: sharedContext count + 1</text:span></text:span></text:p>
      <text:p text:style-name="P15">And <text:span text:style-name="Code">#newCounter</text:span> itself ends up looking something like this:</text:p>
      <text:p text:style-name="P24"><text:span text:style-name="Code"><text:span text:style-name="T28">newCounter</text:span></text:span></text:p>
      <text:p text:style-name="P24"><text:soft-page-break/><text:span text:style-name="Code"><text:s text:c="3"/></text:span><text:span text:style-name="Code"><text:span text:style-name="T28">| sharedContext closure1 |</text:span></text:span></text:p>
      <text:p text:style-name="P24"><text:span text:style-name="Code"><text:s text:c="3"/></text:span><text:span text:style-name="Code"><text:span text:style-name="T30">sharedContext := </text:span></text:span><text:span text:style-name="T32">&lt;sharedVariableClass&gt;</text:span><text:span text:style-name="Code"><text:span text:style-name="T30"> new.</text:span></text:span></text:p>
      <text:p text:style-name="P24"><text:span text:style-name="Code"><text:s text:c="3"/></text:span><text:span text:style-name="Code"><text:span text:style-name="T30">sharedContext slf: self.</text:span></text:span></text:p>
      <text:p text:style-name="P24"><text:span text:style-name="Code"><text:s text:c="3"/></text:span><text:span text:style-name="Code"><text:span text:style-name="T30">closure1 := </text:span></text:span><text:span text:style-name="Code"><text:span text:style-name="T31">&lt;closureClass&gt;</text:span></text:span><text:span text:style-name="Code"><text:span text:style-name="T30"> new.</text:span></text:span></text:p>
      <text:p text:style-name="P24"><text:span text:style-name="Code"><text:s text:c="3"/></text:span><text:span text:style-name="Code"><text:span text:style-name="T30">closure1 sharedContext: sharedContext.</text:span></text:span></text:p>
      <text:p text:style-name="P24"><text:span text:style-name="Code"><text:s text:c="3"/></text:span><text:span text:style-name="Code"><text:span text:style-name="T30">sharedContext count: 0.</text:span></text:span></text:p>
      <text:p text:style-name="P24"><text:span text:style-name="Code"><text:s text:c="3"/></text:span><text:span text:style-name="Code"><text:span text:style-name="T28">^closure1</text:span></text:span></text:p>
      <text:p text:style-name="P15">The class references here are represented <text:span text:style-name="T33">as references </text:span>in angle brackets &lt;&gt;. Since these classes <text:span text:style-name="T34">have no name</text:span>, there is no way to <text:span text:style-name="T33">directly refer to</text:span> them in source code. The compiler inserts references to the class objects directly into the method as it compiles it.</text:p>
      <text:p text:style-name="P16">Note that the closure answered by newCounter responds to <text:span text:style-name="Code">#value</text:span> because its body (after transformation) is compiled into the closure class with <text:span text:style-name="Code">#value</text:span> as its selector, so normal message dispatch can be used. This contrasts with Smalltalk implementations which use a primitive to invoke a closure’s behavior.</text:p>
      <text:h text:style-name="Heading_20_2" text:outline-level="2">Block optimizations</text:h>
      <text:p text:style-name="P17">Blocks, as described above, are rather expensive. <text:span text:style-name="T35">(And we haven’t even talked about non-local returns yet!) However, their use is mandatory in all control-flow constructs. Thus, blocks are very widely used. Various Smalltalk resources contain advice on how to avoid using blocks, or to use ones that are less expensive. Since one of the Mist project’s values is “speed,” it’s worth taking a look at what optimizations could be done to reduce the cost of block usage.</text:span></text:p>
      <text:h text:style-name="Heading_20_3" text:outline-level="3">Block elimination</text:h>
      <text:p text:style-name="P18">The most effective way to reduce the cost of a block might be to eliminate the block altogether, as long as what you replace it with is less costly. </text:p>
      <text:p text:style-name="P18">Most (if not all) Smalltalk implementations <text:span text:style-name="T39">do static block elimination,</text:span> eliminat<text:span text:style-name="T39">ing</text:span> <text:span text:style-name="T39">some</text:span> blocks at compile time when certain “<text:span text:style-name="T36">restricted</text:span> selectors” are used. <text:span text:style-name="T36">For instance</text:span>, <text:span text:style-name="Code">#ifTrue:</text:span> <text:span text:style-name="T36">is typically restricted, so when the compiler is presented with code like this:</text:span></text:p>
      <text:p text:style-name="P27"><text:span text:style-name="Code"><text:s text:c="3"/></text:span><text:span text:style-name="Code"><text:span text:style-name="T36">isActive ifTrue: [self deactivate]</text:span></text:span></text:p>
      <text:p text:style-name="P19">it does not compile a block, but assumes that it knows what <text:span text:style-name="Code">#ifTrue:</text:span> means and compiles the body of the block in-line with the containing block or method, conditionally executed using whatever low-level conditional mechanism the VM provides (typically a conditional jump bytecode).</text:p>
      <text:p text:style-name="P19">This approach has several drawbacks</text:p>
      <text:list xml:id="list7759383790076538424" text:style-name="L8">
        <text:list-item>
          <text:p text:style-name="P45">If <text:span text:style-name="Code">#ifTrue:</text:span> is sent to some object other than <text:span text:style-name="Code">true</text:span> or <text:span text:style-name="Code">false</text:span>, the response is typically not the <text:span text:style-name="Code">doesNotUnderstand:</text:span> one would expect, but some other error such as <text:span text:style-name="Code">mustBeBoolean</text:span>.</text:p>
        </text:list-item>
        <text:list-item>
          <text:p text:style-name="P45">Worse, if you <text:span text:style-name="T37">define </text:span><text:span text:style-name="Code">#ifTrue:</text:span><text:span text:style-name="T37"> in some other class, this definition may be ignored, and you find that sending </text:span><text:span text:style-name="Code">#ifTrue:</text:span><text:span text:style-name="T37"> to an instance results in a mustBeBoolean error instead of invocation of your </text:span><text:span text:style-name="Code">#ifTrue:</text:span><text:span text:style-name="T37"> method. Even though the circumstances where it would be good </text:span><text:soft-page-break/><text:span text:style-name="T37">programming practice to implement your own </text:span><text:span text:style-name="Code">#ifTrue:</text:span><text:span text:style-name="T37"> method are vanishingly small, this exception to the normal language rules can be confusing, and clearly conflicts with the Mist project value of consistency.</text:span></text:p>
        </text:list-item>
        <text:list-item>
          <text:p text:style-name="P47">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text:span text:style-name="T39">operation</text:span>:</text:p>
          <text:p text:style-name="P48"><text:span text:style-name="Code"><text:span text:style-name="T38">nand: aBlock</text:span></text:span></text:p>
          <text:p text:style-name="P49"><text:span text:style-name="Code"><text:s text:c="3"/></text:span><text:span text:style-name="Code"><text:span text:style-name="T38">^(self and: aBlock) not</text:span></text:span></text:p>
          <text:p text:style-name="P44">The compiler would not be able to eliminate the block, since the block is not a literal block, but a closure passed in as an argument.</text:p>
        </text:list-item>
      </text:list>
      <text:p text:style-name="P46">Because there are both philosophical and pragmatic drawbacks to this scheme, and because we have a better scheme in mind, Mist will not <text:span text:style-name="T42">initially </text:span>use static block elimination. Mist will be able to eliminate blocks in more situations through the use of dynamic inlining and subsequent code analysis. See the (alas, not yet written) major section on code optimizations.</text:p>
      <text:h text:style-name="P56" text:outline-level="3">Blocks and the object allocation conundrum</text:h>
      <text:p text:style-name="P20">Even when you can’t eliminate blocks, there are techniques available to reduce the cost of some blocks. In keeping with Mist’s “do the simple thing first” strategy, <text:span text:style-name="T40">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span></text:p>
      <text:p text:style-name="P21">The heart of the problem is this: executing a method that contains blocks requires, as seen above, that objects be allocated by sending <text:span text:style-name="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ext:span text:style-name="T41">This is a recipe for infinite recursion. So </text:span><text:span text:style-name="T3">something</text:span><text:span text:style-name="T22"> must be done to break this cycle.</text:span></text:p>
      <text:p text:style-name="P36">...<text:span text:style-name="T43">more to c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AR PL UMing HK1" style:font-family-asian="'AR PL UMing H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text-properties officeooo:rsid="00246277"/>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ode" style:family="text">
      <style:text-properties style:font-name="Liberation Mono" fo:font-family="'Liberation Mono'" style:font-family-generic="modern" style:font-pitch="fixed" fo:font-size="11pt" fo:font-style="normal" officeooo:rsid="0021f64b" style:font-size-asian="10pt" style:font-style-asian="normal" style:font-weight-asian="normal" style:font-size-complex="10pt" style:font-style-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4.2.5.2$Linux_X86_64 LibreOffice_project/420m0$Build-2</meta:generator>
    <dc:date>2014-07-13T23:30:52.130668149</dc:date>
    <meta:editing-duration>P4DT10H47M53S</meta:editing-duration>
    <meta:editing-cycles>82</meta:editing-cycles>
    <meta:document-statistic meta:table-count="0" meta:image-count="0" meta:object-count="0" meta:page-count="12" meta:paragraph-count="232" meta:word-count="4542" meta:character-count="29244" meta:non-whitespace-character-count="24230"/>
  </office:meta>
</office:document-meta>
</file>